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1.19cm" fo:min-width="29.97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30.472cm" svg:height="91.44cm" svg:x="91.448cm" svg:y="0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0.472cm" svg:height="91.44cm" svg:x="0.008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0.472cm" svg:height="91.44cm" svg:x="30.488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0.472cm" svg:height="91.44cm" svg:x="60.96cm" svg:y="0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5.6000061035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2cm" fo:margin-bottom="0cm" fo:text-indent="0cm"/>
      <style:text-properties fo:font-size="162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41cm" fo:margin-bottom="0cm" fo:text-indent="0cm"/>
      <style:text-properties fo:font-size="139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58cm" fo:margin-bottom="0cm" fo:text-indent="0cm"/>
      <style:text-properties fo:font-size="1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79cm" fo:margin-bottom="0cm" fo:text-indent="0cm"/>
      <style:text-properties fo:font-size="1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79cm" fo:margin-bottom="0cm" fo:text-indent="0cm"/>
      <style:text-properties fo:font-size="1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79cm" fo:margin-bottom="0cm" fo:text-indent="0cm"/>
      <style:text-properties fo:font-size="1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79cm" fo:margin-bottom="0cm" fo:text-indent="0cm"/>
      <style:text-properties fo:font-size="1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79cm" fo:margin-bottom="0cm" fo:text-indent="0cm"/>
      <style:text-properties fo:font-size="1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5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2cm" svg:x="6.096cm" svg:y="3.644cm" presentation:class="title" presentation:placeholder="true">
        <draw:text-box/>
      </draw:frame>
      <draw:frame presentation:style-name="Default-outline1" draw:layer="backgroundobjects" svg:width="109.724cm" svg:height="53.031cm" svg:x="6.096cm" svg:y="21.392cm" presentation:class="outline" presentation:placeholder="true">
        <draw:text-box/>
      </draw:frame>
      <draw:frame presentation:style-name="Mpr1" draw:text-style-name="MP2" draw:layer="backgroundobjects" svg:width="28.403cm" svg:height="6.301cm" svg:x="6.096cm" svg:y="83.29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8.644cm" svg:height="6.301cm" svg:x="41.696cm" svg:y="83.29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8.403cm" svg:height="6.301cm" svg:x="87.416cm" svg:y="83.29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2:24:41.424792470</meta:creation-date>
    <dc:date>2020-07-23T22:50:37.893918669</dc:date>
    <meta:editing-duration>PT15M47S</meta:editing-duration>
    <meta:editing-cycles>3</meta:editing-cycles>
    <meta:generator>LibreOffice/6.4.3.2$Linux_X86_64 LibreOffice_project/40$Build-2</meta:generator>
    <meta:document-statistic meta:object-count="27"/>
  </office:meta>
</office:document-meta>
</file>